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font-name="Times New Roman" fo:font-size="18pt" fo:font-style="normal" style:text-underline-style="solid" style:text-underline-width="auto" style:text-underline-color="font-color" fo:font-weight="bold" officeooo:rsid="000a8ba3" officeooo:paragraph-rsid="000a8ba3" style:font-size-asian="18pt" style:font-style-asian="normal" style:font-weight-asian="bold" style:font-name-complex="Times New Roman1" style:font-size-complex="18pt" style:font-style-complex="normal" style:font-weight-complex="bold"/>
    </style:style>
    <style:style style:name="P2" style:family="paragraph" style:parent-style-name="Standard">
      <style:text-properties style:font-name="Times New Roman" fo:font-size="18pt" fo:font-style="normal" fo:font-weight="normal" officeooo:rsid="000fa3e0" officeooo:paragraph-rsid="000a8ba3" style:font-size-asian="18pt" style:font-style-asian="normal" style:font-weight-asian="normal" style:font-name-complex="Times New Roman1" style:font-size-complex="18pt" style:font-style-complex="normal" style:font-weight-complex="normal"/>
    </style:style>
    <style:style style:name="P3" style:family="paragraph" style:parent-style-name="Standard">
      <style:text-properties style:font-name="Times New Roman" fo:font-size="18pt" fo:font-style="normal" fo:font-weight="normal" officeooo:paragraph-rsid="000a8ba3" style:font-size-asian="18pt" style:font-style-asian="normal" style:font-weight-asian="normal" style:font-name-complex="Times New Roman1" style:font-size-complex="18pt" style:font-style-complex="normal" style:font-weight-complex="normal"/>
    </style:style>
    <style:style style:name="P4" style:family="paragraph" style:parent-style-name="Standard">
      <style:text-properties style:font-name="Times New Roman" fo:font-size="18pt" style:text-underline-style="solid" style:text-underline-width="auto" style:text-underline-color="font-color" fo:font-weight="bold" officeooo:paragraph-rsid="0006e60e" style:font-size-asian="18pt" style:font-weight-asian="bold" style:font-name-complex="Times New Roman1" style:font-size-complex="18pt" style:font-weight-complex="bold"/>
    </style:style>
    <style:style style:name="P5" style:family="paragraph" style:parent-style-name="Standard">
      <style:paragraph-properties fo:text-align="center" style:justify-single-word="false"/>
      <style:text-properties style:font-name="Times New Roman" fo:font-size="18pt" style:text-underline-style="solid" style:text-underline-width="auto" style:text-underline-color="font-color" fo:font-weight="bold" officeooo:rsid="000c5092" officeooo:paragraph-rsid="000c5092" style:font-size-asian="18pt" style:font-weight-asian="bold" style:font-name-complex="Times New Roman1" style:font-size-complex="18pt" style:font-weight-complex="bold"/>
    </style:style>
    <style:style style:name="P6" style:family="paragraph" style:parent-style-name="Standard">
      <style:text-properties style:font-name="Times New Roman" fo:font-size="18pt" style:text-underline-style="solid" style:text-underline-width="auto" style:text-underline-color="font-color" fo:font-weight="normal" officeooo:paragraph-rsid="0006e60e" style:font-size-asian="18pt" style:font-weight-asian="normal" style:font-name-complex="Times New Roman1" style:font-size-complex="18pt" style:font-weight-complex="normal"/>
    </style:style>
    <style:style style:name="P7" style:family="paragraph" style:parent-style-name="Standard">
      <style:text-properties style:font-name="Times New Roman" fo:font-size="18pt" fo:font-weight="normal" officeooo:rsid="00089f20" officeooo:paragraph-rsid="00089f20" style:font-size-asian="18pt" style:font-weight-asian="normal" style:font-name-complex="Times New Roman1" style:font-size-complex="18pt" style:font-weight-complex="normal"/>
    </style:style>
    <style:style style:name="P8" style:family="paragraph" style:parent-style-name="Standard">
      <style:text-properties style:font-name="Times New Roman" fo:font-size="18pt" fo:font-weight="normal" officeooo:paragraph-rsid="0006e60e" style:font-size-asian="18pt" style:font-weight-asian="normal" style:font-name-complex="Times New Roman1" style:font-size-complex="18pt" style:font-weight-complex="normal"/>
    </style:style>
    <style:style style:name="P9" style:family="paragraph" style:parent-style-name="Standard">
      <style:text-properties style:font-name="Times New Roman" fo:font-size="18pt" fo:font-weight="normal" officeooo:rsid="0006e60e" officeooo:paragraph-rsid="0006e60e" style:font-size-asian="18pt" style:font-weight-asian="normal" style:font-name-complex="Times New Roman1" style:font-size-complex="18pt" style:font-weight-complex="normal"/>
    </style:style>
    <style:style style:name="P10" style:family="paragraph" style:parent-style-name="Standard">
      <style:text-properties style:font-name="Times New Roman" fo:font-size="18pt" fo:font-weight="normal" officeooo:rsid="0006e60e" officeooo:paragraph-rsid="000a28aa" style:font-size-asian="18pt" style:font-weight-asian="normal" style:font-name-complex="Times New Roman1" style:font-size-complex="18pt" style:font-weight-complex="normal"/>
    </style:style>
    <style:style style:name="P11" style:family="paragraph" style:parent-style-name="Standard">
      <style:text-properties style:font-name="Times New Roman" fo:font-size="18pt" fo:font-weight="normal" officeooo:rsid="000a28aa" officeooo:paragraph-rsid="000a28aa" style:font-size-asian="18pt" style:font-weight-asian="normal" style:font-name-complex="Times New Roman1" style:font-size-complex="18pt" style:font-weight-complex="normal"/>
    </style:style>
    <style:style style:name="P12" style:family="paragraph" style:parent-style-name="Standard">
      <style:text-properties style:font-name="Times New Roman" fo:font-size="18pt" style:text-underline-style="none" fo:font-weight="normal" officeooo:rsid="000b524f" officeooo:paragraph-rsid="000b524f" style:font-size-asian="18pt" style:font-weight-asian="normal" style:font-name-complex="Times New Roman1" style:font-size-complex="18pt" style:font-weight-complex="normal"/>
    </style:style>
    <style:style style:name="P13" style:family="paragraph" style:parent-style-name="Standard">
      <style:text-properties style:font-name="Times New Roman" fo:font-size="18pt" style:text-underline-style="none" fo:font-weight="normal" officeooo:rsid="000c5092" officeooo:paragraph-rsid="000c5092" style:font-size-asian="18pt" style:font-weight-asian="normal" style:font-name-complex="Times New Roman1" style:font-size-complex="18pt" style:font-weight-complex="normal"/>
    </style:style>
    <style:style style:name="P14" style:family="paragraph" style:parent-style-name="Standard">
      <style:paragraph-properties fo:text-align="center" style:justify-single-word="false"/>
      <style:text-properties fo:font-size="18pt" fo:font-weight="bold" officeooo:paragraph-rsid="0006e60e" style:font-size-asian="18pt" style:font-weight-asian="bold" style:font-size-complex="18pt" style:font-weight-complex="bold"/>
    </style:style>
    <style:style style:name="P15" style:family="paragraph" style:parent-style-name="Standard">
      <style:text-properties fo:font-size="18pt" fo:font-style="normal" fo:font-weight="normal" officeooo:paragraph-rsid="000a8ba3" style:font-size-asian="18pt" style:font-style-asian="normal" style:font-weight-asian="normal" style:font-size-complex="18pt" style:font-style-complex="normal" style:font-weight-complex="normal"/>
    </style:style>
    <style:style style:name="P16" style:family="paragraph" style:parent-style-name="Standard">
      <style:text-properties fo:font-size="18pt" fo:font-style="normal" fo:font-weight="normal" officeooo:paragraph-rsid="000ce2db" style:font-size-asian="18pt" style:font-style-asian="normal" style:font-weight-asian="normal" style:font-size-complex="18pt" style:font-style-complex="normal" style:font-weight-complex="normal"/>
    </style:style>
    <style:style style:name="P17" style:family="paragraph" style:parent-style-name="Standard" style:master-page-name="Standard">
      <style:paragraph-properties fo:text-align="center" style:justify-single-word="false" style:page-number="auto"/>
      <style:text-properties style:font-name="Times New Roman" fo:font-size="18pt" fo:font-weight="bold" officeooo:rsid="00089f20" officeooo:paragraph-rsid="00089f20" style:font-size-asian="18pt" style:font-weight-asian="bold" style:font-name-complex="Times New Roman1" style:font-size-complex="18pt" style:font-weight-complex="bold"/>
    </style:style>
    <style:style style:name="P18" style:family="paragraph" style:parent-style-name="Standard">
      <style:text-properties style:font-name="Times New Roman" fo:font-size="18pt" fo:font-style="normal" style:text-underline-style="solid" style:text-underline-width="auto" style:text-underline-color="font-color" fo:font-weight="bold" officeooo:rsid="000a8ba3" officeooo:paragraph-rsid="000ce2db" style:font-size-asian="18pt" style:font-style-asian="normal" style:font-weight-asian="bold" style:font-name-complex="Times New Roman1" style:font-size-complex="18pt" style:font-style-complex="normal" style:font-weight-complex="bold"/>
    </style:style>
    <style:style style:name="P19" style:family="paragraph" style:parent-style-name="Standard">
      <style:text-properties style:font-name="Times New Roman" fo:font-size="18pt" fo:font-style="normal" fo:font-weight="normal" officeooo:paragraph-rsid="000ce2db" style:font-size-asian="18pt" style:font-style-asian="normal" style:font-weight-asian="normal" style:font-name-complex="Times New Roman1" style:font-size-complex="18pt" style:font-style-complex="normal" style:font-weight-complex="normal"/>
    </style:style>
    <style:style style:name="P20" style:family="paragraph" style:parent-style-name="Standard">
      <style:text-properties officeooo:paragraph-rsid="0006e60e"/>
    </style:style>
    <style:style style:name="T1" style:family="text">
      <style:text-properties style:font-name="Times New Roman" style:font-name-complex="Times New Roman1"/>
    </style:style>
    <style:style style:name="T2" style:family="text">
      <style:text-properties style:font-name="Times New Roman" officeooo:rsid="000fa3e0" style:font-name-complex="Times New Roman1"/>
    </style:style>
    <style:style style:name="T3" style:family="text">
      <style:text-properties style:font-name="Times New Roman" officeooo:rsid="000a8ba3" style:font-name-complex="Times New Roman1"/>
    </style:style>
    <style:style style:name="T4" style:family="text">
      <style:text-properties style:font-name="Times New Roman" officeooo:rsid="0006e60e" style:font-name-complex="Times New Roman1"/>
    </style:style>
    <style:style style:name="T5" style:family="text">
      <style:text-properties style:font-name="Times New Roman" style:text-underline-style="solid" style:text-underline-width="auto" style:text-underline-color="font-color" officeooo:rsid="000a8ba3" style:font-name-complex="Times New Roman1"/>
    </style:style>
    <style:style style:name="T6" style:family="text">
      <style:text-properties style:font-name="Times New Roman" style:text-underline-style="none" style:font-name-complex="Times New Roman1"/>
    </style:style>
    <style:style style:name="T7" style:family="text">
      <style:text-properties style:font-name="Times New Roman" fo:font-size="18pt" style:text-underline-style="none" fo:font-weight="normal" officeooo:rsid="000ce2db" style:font-size-asian="18pt" style:font-weight-asian="normal" style:font-name-complex="Times New Roman1" style:font-size-complex="18pt" style:font-weight-complex="normal"/>
    </style:style>
    <style:style style:name="T8" style:family="text">
      <style:text-properties style:font-name="Times New Roman" fo:font-size="18pt" style:text-underline-style="none" fo:font-weight="normal" officeooo:rsid="00110ecd" style:font-size-asian="18pt" style:font-weight-asian="normal" style:font-name-complex="Times New Roman1" style:font-size-complex="18pt" style:font-weight-complex="normal"/>
    </style:style>
    <style:style style:name="T9" style:family="text">
      <style:text-properties style:font-name="Times New Roman" fo:font-size="18pt" fo:font-weight="normal" officeooo:rsid="00110ecd" style:font-size-asian="18pt" style:font-weight-asian="normal" style:font-name-complex="Times New Roman1" style:font-size-complex="18pt" style:font-weight-complex="normal"/>
    </style:style>
    <style:style style:name="T10" style:family="text">
      <style:text-properties style:font-name="Times New Roman" fo:font-size="18pt" style:text-underline-style="solid" style:text-underline-type="double" style:text-underline-width="auto" style:text-underline-color="font-color" fo:font-weight="normal" officeooo:rsid="00110ecd" style:font-size-asian="18pt" style:font-weight-asian="normal" style:font-name-complex="Times New Roman1" style:font-size-complex="18pt" style:font-weight-complex="normal"/>
    </style:style>
    <style:style style:name="T11" style:family="text">
      <style:text-properties style:text-underline-style="solid" style:text-underline-width="auto" style:text-underline-color="font-color" officeooo:rsid="000a8ba3"/>
    </style:style>
    <style:style style:name="T12" style:family="text">
      <style:text-properties officeooo:rsid="000a28aa"/>
    </style:style>
    <style:style style:name="T13" style:family="text">
      <style:text-properties officeooo:rsid="000a8ba3"/>
    </style:style>
    <style:style style:name="T14" style:family="text">
      <style:text-properties officeooo:rsid="000b524f"/>
    </style:style>
    <style:style style:name="T15" style:family="text">
      <style:text-properties officeooo:rsid="000c5092"/>
    </style:style>
    <style:style style:name="T16" style:family="text">
      <style:text-properties officeooo:rsid="000ce2db"/>
    </style:style>
    <style:style style:name="T17" style:family="text">
      <style:text-properties officeooo:rsid="000f391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PROGRAMMING FUNDAMENTALS[PF]</text:p>
      <text:p text:style-name="P14"><text:span text:style-name="T1">[</text:span><text:span text:style-name="T4">Prison Management System</text:span><text:span text:style-name="T1">]</text:span></text:p>
      <text:p text:style-name="P1">Member 1:</text:p>
      <text:p text:style-name="P2"><text:span text:style-name="T11">Name:</text:span>Abdullah Shaikh</text:p>
      <text:p text:style-name="P2"><text:span text:style-name="T11">ID:</text:span>20k-0144</text:p>
      <text:p text:style-name="P2"><text:span text:style-name="T11">Section: </text:span>BCS-1A1</text:p>
      <text:p text:style-name="P2"/>
      <text:p text:style-name="P18">Member 2:</text:p>
      <text:p text:style-name="P16"><text:span text:style-name="T6">Muhammad Zain</text:span><text:span text:style-name="T1"> </text:span></text:p>
      <text:p text:style-name="P15"><text:span text:style-name="T5">ID:</text:span><text:span text:style-name="T1">20K-0139</text:span></text:p>
      <text:p text:style-name="P15"><text:span text:style-name="T3">Section: BCS</text:span><text:span text:style-name="T1">-1A1</text:span></text:p>
      <text:p text:style-name="P3"/>
      <text:p text:style-name="P18">Member 3:</text:p>
      <text:p text:style-name="P19">Muhammad Umer Wasi</text:p>
      <text:p text:style-name="P15"><text:span text:style-name="T5">ID:</text:span><text:span text:style-name="T2">20K</text:span><text:span text:style-name="T1">-0318</text:span></text:p>
      <text:p text:style-name="P15"><text:span text:style-name="T5">Section: </text:span><text:span text:style-name="T2">B</text:span><text:span text:style-name="T1">CS -A1</text:span></text:p>
      <text:p text:style-name="P6">_____________________________________________________</text:p>
      <text:p text:style-name="P4"><text:s/>Acknowledgment</text:p>
      <text:p text:style-name="P7">The sources of knowledge for this Project were mostly from knowledge derived from University learning. However, online material provided insight into how the project could be designed, along with guidance from StackOverflow.</text:p>
      <text:p text:style-name="P7"/>
      <text:p text:style-name="P7">We would like to express our gratitude for above sources in helping us achieve a successful and completed project.</text:p>
      <text:p text:style-name="P8"/>
      <text:p text:style-name="P4">1. Introduction</text:p>
      <text:p text:style-name="P9">Our Project is a Prison Database Management System, which consists mainly of 3 <text:span text:style-name="T12">Categories of Users</text:span>:</text:p>
      <text:p text:style-name="P9">Prison Management, Prisoners and Visitors. Management is further broken down into Cleaners and Wardens, <text:span text:style-name="T12">who have their own respective, relevant options that they can access through the Prison DBMS Portal.</text:span></text:p>
      <text:p text:style-name="P9"/>
      <text:p text:style-name="P10"><text:soft-page-break/>The Program has various features including Record Manipulation, <text:span text:style-name="T12">Viewing Visiting Times and a </text:span>Feedback option. Along with these functions, it also has a system to control access to each function <text:span text:style-name="T12">IE.</text:span> A Prisoner is unable to modify records, and can only see their own record. However, <text:span text:style-name="T12">a</text:span> Cleaner can not access Prisoner Records as that would be seen as a breach in Privacy.</text:p>
      <text:p text:style-name="P9"/>
      <text:p text:style-name="P10">Our Project was made in order to provide a layout and functioning program in the same manner as a Prison DBMS would be, where more focus would be on the access and privacy of records. <text:span text:style-name="T12">This would allow relevant authorities to add, remove, and change prisoner data without any risk of data being breached, or falling into the wrong hands. They would also be able to quickly and efficiently search for a Prisoner’s data, as well as transfer them between cells and blocks, among-st other things.</text:span></text:p>
      <text:p text:style-name="P10">In a Prison Context, Data breaches could result in someone being put into danger, the risk of which can be limited by data access control. </text:p>
      <text:p text:style-name="P10"/>
      <text:p text:style-name="P11">Along with keeping the above in mind, it is also necessary for those imprisoned to be able to accommodate visitors. Keeping this in mind, relevant options, such as Visiting Times, are also available to be accessed by visitors.</text:p>
      <text:p text:style-name="P8"/>
      <text:p text:style-name="P4">2. Tools and <text:span text:style-name="T16">T</text:span>echnologies used</text:p>
      <text:p text:style-name="P11"><text:s/>The IDE that was used for this program was Dev C++.</text:p>
      <text:p text:style-name="P11"><text:s/>The libraries used are as follows:</text:p>
      <text:p text:style-name="P11">conio.<text:span text:style-name="T13">h(for getch)</text:span></text:p>
      <text:p text:style-name="P11">stdlib.h<text:span text:style-name="T13">(for system, exit, srand...)</text:span></text:p>
      <text:p text:style-name="P11">stdio.h <text:span text:style-name="T13">(for printf, scanf, puts, FILE, stdin, fflush, rewind etc)</text:span></text:p>
      <text:p text:style-name="P11">string.h (for strcmp, strcpy<text:span text:style-name="T13">, strcmpi, </text:span></text:p>
      <text:p text:style-name="P11">time.h (For use in srand for random value generation)</text:p>
      <text:p text:style-name="P8"/>
      <text:p text:style-name="P4"/>
      <text:p text:style-name="P4"/>
      <text:p text:style-name="P4"><text:soft-page-break/>3. Programming Concepts Used</text:p>
      <text:p text:style-name="P9">The programming concepts implemented in our program <text:span text:style-name="T13">include Structures (This makes it possible to read and write the Prisoner Records and Feedback Data from and to the files.), Filing (for storing the feedback and prisoner record data), use of File Pointers (to allow files to be used) and functions(to allow the program to be properly separated and inter-connected, both normal and nested)Flow Control, (</text:span><text:span text:style-name="T14">For , While, Switch, Break etc.</text:span><text:span text:style-name="T13">), Strings (</text:span><text:span text:style-name="T14">strcmp, strcpy etc.</text:span><text:span text:style-name="T13">) and both global and local variables.</text:span></text:p>
      <text:p text:style-name="P8"/>
      <text:p text:style-name="P4">4. Link to source</text:p>
      <text:p text:style-name="P20"><text:a xlink:type="simple" xlink:href="https://drive.google.com/file/d/1sW1gGIkL91ulVdCPJFk50EeKk5mKbwFP/view?usp=sharing" text:style-name="Internet_20_link" text:visited-style-name="Visited_20_Internet_20_Link"><text:span text:style-name="T10">Project Code Link</text:span></text:a></text:p>
      <text:p text:style-name="P8"/>
      <text:p text:style-name="P4">5. Future work</text:p>
      <text:p text:style-name="P12">This program is complete as is, as many of the relevant components that would be utilized in a Prison DBMS are implemented here. However, some additional features can also be added, which would simply add to the <text:span text:style-name="T15">overall program.</text:span></text:p>
      <text:p text:style-name="P12"/>
      <text:p text:style-name="P13">A Feature is a chat option, where visitors can leave messages for related prisoners. Similarly, prisoners can communicate with the wardens.</text:p>
      <text:p text:style-name="P13"/>
      <text:p text:style-name="P13">Another useful feature would include linking bio-<text:span text:style-name="T17">metrics</text:span>, and accessing the portal through those details as they would increase security, reducing the chances that someone is accessing the portal through an account that doesn’t belong to them.</text:p>
      <text:p text:style-name="P13"/>
      <text:p text:style-name="P13">--------------------------------------------------------------------------------</text:p>
      <text:p text:style-name="P5">Thank You</text:p>
      <text:p text:style-name="P5">A Project By Team PRO1</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1-20T15:41:59.205000000</meta:creation-date>
    <dc:date>2021-01-20T23:08:00.654000000</dc:date>
    <meta:editing-duration>PT2H31M45S</meta:editing-duration>
    <meta:editing-cycles>3</meta:editing-cycles>
    <meta:generator>LibreOffice/7.0.1.2$Windows_X86_64 LibreOffice_project/7cbcfc562f6eb6708b5ff7d7397325de9e764452</meta:generator>
    <meta:document-statistic meta:table-count="0" meta:image-count="0" meta:object-count="0" meta:page-count="3" meta:paragraph-count="44" meta:word-count="590" meta:character-count="3794" meta:non-whitespace-character-count="3242"/>
  </office:meta>
</office:document-meta>
</file>